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自治警団員
「全員そろったか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自治警団員
「ではこれより、大陸中央部ジャクラの森での
　演習を開始する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自治警団員
「出発前に話したとおり、このジンブー村の北に
　隣接する形でジャクラの森が存在する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自治警団員
「森には魔物が生息し、村はたびたび被害に
　遭っている現状だ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自治警団員
「よって、我々自治警備団が演習を兼ねて
　魔物と戦闘し、撃退することが今回の目的で
　ある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は、撃退数は多ければ多いほど良いんです
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自治警団員
「無論だ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自治警団員
「しかし、相手は何と言っても魔物の群れ。
　新人兵であるお前は、絶対に無茶を
　するんじゃないぞ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わ・・・分かりました。</text:p>
          </table:table-cell>
          <table:table-cell table:style-name="ce0" office:value-type="string">
            <text:p>623#22</text:p>
          </table:table-cell>
          <table:table-cell table:style-name="ce0"/>
          <table:table-cell table:style-name="ce0" office:value-type="string">
            <text:p>U... Understood.</text:p>
          </table:table-cell>
          <table:table-cell table:number-columns-repeated="1020"/>
        </table:table-row>
        <table:table-row>
          <table:table-cell table:style-name="ce0" office:value-type="string">
            <text:p>自治警団員
「では各自、2人一組で行動するように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自治警団員
「はい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い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24T15:07:39+02:00</meta:creation-date>
    <dc:date>2020-05-24T15:07:3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